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f903"/>
    </style:style>
    <style:style style:name="P2" style:family="paragraph" style:parent-style-name="Standard">
      <style:text-properties style:font-name="Droid Sans Mono" fo:font-size="14pt" style:font-name-asian="Droid Sans Mono" style:font-size-asian="14pt" style:font-size-complex="14pt"/>
    </style:style>
    <style:style style:name="P3" style:family="paragraph" style:parent-style-name="Standard">
      <style:text-properties style:font-name="Droid Sans Mono" fo:font-size="14pt" officeooo:paragraph-rsid="001ef903" style:font-name-asian="Droid Sans Mono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Droid Sans Mono" fo:font-size="14pt" officeooo:paragraph-rsid="001ef903" style:font-name-asian="Droid Sans Mono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12121" style:font-name="Droid Sans Mono" fo:font-size="14pt" fo:letter-spacing="normal" fo:font-style="normal" fo:font-weight="normal" officeooo:paragraph-rsid="00205f36" style:font-name-asian="Droid Sans Mono" style:font-size-asian="14pt" style:font-size-complex="14pt"/>
    </style:style>
    <style:style style:name="T1" style:family="text">
      <style:text-properties fo:font-variant="normal" fo:text-transform="none" fo:color="#212121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212121" style:font-name="sans-serif" fo:font-size="9.75pt" fo:letter-spacing="normal" fo:font-style="normal" fo:font-weight="bold"/>
    </style:style>
    <style:style style:name="T3" style:family="text">
      <style:text-properties fo:font-variant="normal" fo:text-transform="none" fo:color="#212121" fo:font-size="9.75pt" fo:letter-spacing="normal" fo:font-style="normal" fo:font-weight="normal"/>
    </style:style>
    <style:style style:name="T4" style:family="text">
      <style:text-properties fo:font-variant="normal" fo:text-transform="none" fo:color="#212121" fo:letter-spacing="normal" fo:font-style="normal" fo:font-weight="normal"/>
    </style:style>
    <style:style style:name="T5" style:family="text">
      <style:text-properties fo:font-weight="bold"/>
    </style:style>
    <style:style style:name="T6" style:family="text">
      <style:text-properties officeooo:rsid="0021af7c"/>
    </style:style>
    <text:list-style style:name="L1">
      <text:list-level-style-number text:level="1" text:style-name="Numbering_20_Symbols" style:num-suffix="." style:num-format="1">
        <style:list-level-properties text:space-before="0.2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、SRX securitypolicy</text:p>
      <text:p text:style-name="P2"/>
      <text:p text:style-name="P3"><text:s text:c="5"/>SRX中firewall rules称为security policies，在SRX的security policies中具有一些概念与一般意义的术语有些不同，下面给出它们的一一对应关系。</text:p>
      <text:p text:style-name="P3"/>
      <text:p text:style-name="P3">Security Zones： <text:s/>interfaces</text:p>
      <text:p text:style-name="P3"><text:s text:c="4"/>Security Zone是逻辑上的划分，每一个interface对应一个Security Zone，连接到internet的interface对应的zone称为untrust zone，连接到内部网络的interface对应的zone称为trust zone；用户可以自定义zone；定义firewall policies（rules）须指定source zone和<text:span text:style-name="T4">destination zones。</text:span></text:p>
      <text:p text:style-name="P3"/>
      <text:p text:style-name="P5"><text:span text:style-name="T5"><text:s text:c="6"/>Security Zones</text:span>: Security zones are logical boundary. Each interface is assigned to a security zone. Interface connected to the Internet is usually named Untrust Zone, interface connected to the internal network is usually called Trust Zone. These zones are user defines. You can create zone name as Accounting Zone for firewall interface connected to accounting switch and so on. Firewall policies (rules) need source zone and destination zones defined prior defining the firewall rule.</text:p>
      <text:p text:style-name="P5"/>
      <text:p text:style-name="P5">Securi<text:span text:style-name="T6">ty Policy: firewall rule防火墙规则</text:span></text:p>
      <text:p text:style-name="P5"><text:span text:style-name="T5"><text:s text:c="6"/>Policy</text:span>: This is a policy name that is used to define the firewall rule (policy). For example, if I want to allow traffic from <text:span text:style-name="T5">Untrust Zone</text:span> to<text:span text:style-name="T5">Trust Zone</text:span> then I would name my policy as Internet Rule or Internet Policy. Note: – Cisco calls firewall rule, Juniper calls security policy which is basically the same thing.</text:p>
      <text:p text:style-name="P5"/>
      <text:p text:style-name="P5">IP Address：定义了source network或hosts，destination network或hosts。</text:p>
      <text:p text:style-name="P5"><text:span text:style-name="T5"><text:s text:c="5"/>IP Address（AddressBookEntry）</text:span>: IP address define <text:soft-page-break/>source network or hosts and destination network or hosts. These source address and destination address are used to match the condition. For example, a policy named My Policy matches source address of x.x.x.x/x and destination address of y.y.y.y/y then we define a condition to allow or block the traffic. Address book are created in zones to match address in the rule.</text:p>
      <text:p text:style-name="P5"/>
      <text:p text:style-name="P5">Application：protocol或service</text:p>
      <text:p text:style-name="P5"><text:span text:style-name="T5"><text:s text:c="4"/>Application</text:span>: This is a protocol or service that is allowed/denied by the rule. For example, http, https, FTP, etc. can be defined as match condition. Source address, destination address and application are mandatory match conditions.</text:p>
      <text:p text:style-name="P5"/>
      <text:p text:style-name="P5">Condition：对满足条件采取的Action</text:p>
      <text:p text:style-name="P5"><text:span text:style-name="T5"><text:s text:c="4"/>Condition: </text:span>Conditions are whether to allow/deny the traffic. Various conditions can be defined like, permit, deny, log, reject and count. For example, if a policy named My Policy matches source address of x.x.x.x/x and destination address of y.y.y.y/y and application of FTP then we can define condition to permit and log the traffic.</text:p>
      <text:p text:style-name="P4"/>
      <text:p text:style-name="P4"><text:span text:style-name="T4">2、juniper ProxyArp FirewallFilter FirewallFilterTerm</text:span></text:p>
      <text:p text:style-name="P4"/>
      <text:p text:style-name="P4"/>
      <text:p text:style-name="P4"/>
      <text:p text:style-name="P4"><text:span text:style-name="T4">cloudstack使用juniper的SecurityPolicy来实现Egress firerules，使用FirewallFilter和ProxyArp来实现ingress firerules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2-21T15:36:15.217386551</meta:creation-date>
    <meta:generator>LibreOffice/4.2.8.2$Linux_X86_64 LibreOffice_project/420m0$Build-2</meta:generator>
    <dc:date>2015-12-21T16:31:52.276470479</dc:date>
    <dc:creator>clouder </dc:creator>
    <meta:editing-duration>PT36M33S</meta:editing-duration>
    <meta:editing-cycles>5</meta:editing-cycles>
    <meta:document-statistic meta:table-count="0" meta:image-count="0" meta:object-count="0" meta:page-count="2" meta:paragraph-count="15" meta:word-count="502" meta:character-count="2469" meta:non-whitespace-character-count="2131"/>
  </office:meta>
</office:document-meta>
</file>